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7291in"/>
    </style:style>
    <style:style style:name="co3" style:family="table-column">
      <style:table-column-properties fo:break-before="auto" style:column-width="0.6126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/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/>
    <style:style style:name="ce6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number-columns-repeated="1019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2" office:value-type="string">
            <text:p>av</text:p>
          </table:table-cell>
          <table:table-cell table:style-name="ce4" office:value-type="string">
            <text:p>av/n</text:p>
          </table:table-cell>
          <table:table-cell table:style-name="ce6" office:value-type="string">
            <text:p>av/n^2</text:p>
          </table:table-cell>
          <table:table-cell table:style-name="ce4" office:value-type="string">
            <text:p>av/nlogn</text:p>
          </table:table-cell>
          <table:table-cell table:style-name="ce1" table:number-columns-repeated="1019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498544">
            <text:p>498544</text:p>
          </table:table-cell>
          <table:table-cell office:value-type="float" office:value="498.544">
            <text:p>498.54</text:p>
          </table:table-cell>
          <table:table-cell office:value-type="float" office:value="0.498544">
            <text:p>0.498544</text:p>
          </table:table-cell>
          <table:table-cell office:value-type="float" office:value="50.0255660527679">
            <text:p>50.03</text:p>
          </table:table-cell>
          <table:table-cell table:number-columns-repeated="1019"/>
        </table:table-row>
        <table:table-row table:style-name="ro2">
          <table:table-cell office:value-type="float" office:value="1100">
            <text:p>1100</text:p>
          </table:table-cell>
          <table:table-cell office:value-type="float" office:value="603283.4">
            <text:p>603283</text:p>
          </table:table-cell>
          <table:table-cell office:value-type="float" office:value="548.439454545455">
            <text:p>548.44</text:p>
          </table:table-cell>
          <table:table-cell office:value-type="float" office:value="0.49858132231405">
            <text:p>0.498581</text:p>
          </table:table-cell>
          <table:table-cell office:value-type="float" office:value="54.2832655018322">
            <text:p>54.28</text:p>
          </table:table-cell>
          <table:table-cell table:number-columns-repeated="1019"/>
        </table:table-row>
        <table:table-row table:style-name="ro2">
          <table:table-cell office:value-type="float" office:value="1200">
            <text:p>1200</text:p>
          </table:table-cell>
          <table:table-cell office:value-type="float" office:value="718296.166666667">
            <text:p>718296</text:p>
          </table:table-cell>
          <table:table-cell office:value-type="float" office:value="598.580138888889">
            <text:p>598.58</text:p>
          </table:table-cell>
          <table:table-cell office:value-type="float" office:value="0.498816782407407">
            <text:p>0.498817</text:p>
          </table:table-cell>
          <table:table-cell office:value-type="float" office:value="58.5189900222848">
            <text:p>58.52</text:p>
          </table:table-cell>
          <table:table-cell table:number-columns-repeated="1019"/>
        </table:table-row>
        <table:table-row table:style-name="ro2">
          <table:table-cell office:value-type="float" office:value="1300">
            <text:p>1300</text:p>
          </table:table-cell>
          <table:table-cell office:value-type="float" office:value="843244.1">
            <text:p>843244</text:p>
          </table:table-cell>
          <table:table-cell office:value-type="float" office:value="648.649307692308">
            <text:p>648.65</text:p>
          </table:table-cell>
          <table:table-cell office:value-type="float" office:value="0.49896100591716">
            <text:p>0.498961</text:p>
          </table:table-cell>
          <table:table-cell office:value-type="float" office:value="62.705989220198">
            <text:p>62.71</text:p>
          </table:table-cell>
          <table:table-cell table:number-columns-repeated="1019"/>
        </table:table-row>
        <table:table-row table:style-name="ro2">
          <table:table-cell office:value-type="float" office:value="1400">
            <text:p>1400</text:p>
          </table:table-cell>
          <table:table-cell office:value-type="float" office:value="978306.6">
            <text:p>978307</text:p>
          </table:table-cell>
          <table:table-cell office:value-type="float" office:value="698.790428571429">
            <text:p>698.79</text:p>
          </table:table-cell>
          <table:table-cell office:value-type="float" office:value="0.499136020408163">
            <text:p>0.499136</text:p>
          </table:table-cell>
          <table:table-cell office:value-type="float" office:value="66.8621484241471">
            <text:p>66.86</text:p>
          </table:table-cell>
          <table:table-cell table:number-columns-repeated="1019"/>
        </table:table-row>
        <table:table-row table:style-name="ro2">
          <table:table-cell office:value-type="float" office:value="1500">
            <text:p>1500</text:p>
          </table:table-cell>
          <table:table-cell office:value-type="float" office:value="1122216.2">
            <text:p>1122216</text:p>
          </table:table-cell>
          <table:table-cell office:value-type="float" office:value="748.144133333333">
            <text:p>748.14</text:p>
          </table:table-cell>
          <table:table-cell office:value-type="float" office:value="0.498762755555556">
            <text:p>0.498763</text:p>
          </table:table-cell>
          <table:table-cell office:value-type="float" office:value="70.9091165347456">
            <text:p>70.91</text:p>
          </table:table-cell>
          <table:table-cell table:number-columns-repeated="1019"/>
        </table:table-row>
        <table:table-row table:style-name="ro2">
          <table:table-cell office:value-type="float" office:value="1600">
            <text:p>1600</text:p>
          </table:table-cell>
          <table:table-cell office:value-type="float" office:value="1277578.1">
            <text:p>1277578</text:p>
          </table:table-cell>
          <table:table-cell office:value-type="float" office:value="798.4863125">
            <text:p>798.49</text:p>
          </table:table-cell>
          <table:table-cell office:value-type="float" office:value="0.4990539453125">
            <text:p>0.499054</text:p>
          </table:table-cell>
          <table:table-cell office:value-type="float" office:value="75.0185175619983">
            <text:p>75.02</text:p>
          </table:table-cell>
          <table:table-cell table:number-columns-repeated="1019"/>
        </table:table-row>
        <table:table-row table:style-name="ro2">
          <table:table-cell office:value-type="float" office:value="1700">
            <text:p>1700</text:p>
          </table:table-cell>
          <table:table-cell office:value-type="float" office:value="1442624.76666667">
            <text:p>1442625</text:p>
          </table:table-cell>
          <table:table-cell office:value-type="float" office:value="848.602803921569">
            <text:p>848.60</text:p>
          </table:table-cell>
          <table:table-cell office:value-type="float" office:value="0.499178119953864">
            <text:p>0.499178</text:p>
          </table:table-cell>
          <table:table-cell office:value-type="float" office:value="79.0772132920653">
            <text:p>79.08</text:p>
          </table:table-cell>
          <table:table-cell table:number-columns-repeated="1019"/>
        </table:table-row>
        <table:table-row table:style-name="ro2">
          <table:table-cell office:value-type="float" office:value="1800">
            <text:p>1800</text:p>
          </table:table-cell>
          <table:table-cell office:value-type="float" office:value="1617264.5">
            <text:p>1617265</text:p>
          </table:table-cell>
          <table:table-cell office:value-type="float" office:value="898.480277777778">
            <text:p>898.48</text:p>
          </table:table-cell>
          <table:table-cell office:value-type="float" office:value="0.499155709876543">
            <text:p>0.499156</text:p>
          </table:table-cell>
          <table:table-cell office:value-type="float" office:value="83.0865968055211">
            <text:p>83.09</text:p>
          </table:table-cell>
          <table:table-cell table:number-columns-repeated="1019"/>
        </table:table-row>
        <table:table-row table:style-name="ro2">
          <table:table-cell office:value-type="float" office:value="1900">
            <text:p>1900</text:p>
          </table:table-cell>
          <table:table-cell office:value-type="float" office:value="1801946.8">
            <text:p>1801947</text:p>
          </table:table-cell>
          <table:table-cell office:value-type="float" office:value="948.393052631579">
            <text:p>948.39</text:p>
          </table:table-cell>
          <table:table-cell office:value-type="float" office:value="0.499154238227147">
            <text:p>0.499154</text:p>
          </table:table-cell>
          <table:table-cell office:value-type="float" office:value="87.0741724655574">
            <text:p>87.07</text:p>
          </table:table-cell>
          <table:table-cell table:number-columns-repeated="1019"/>
        </table:table-row>
        <table:table-row table:style-name="ro2">
          <table:table-cell office:value-type="float" office:value="2000">
            <text:p>2000</text:p>
          </table:table-cell>
          <table:table-cell office:value-type="float" office:value="1996840.66666667">
            <text:p>1996841</text:p>
          </table:table-cell>
          <table:table-cell office:value-type="float" office:value="998.420333333333">
            <text:p>998.42</text:p>
          </table:table-cell>
          <table:table-cell office:value-type="float" office:value="0.499210166666667">
            <text:p>0.499210</text:p>
          </table:table-cell>
          <table:table-cell office:value-type="float" office:value="91.0486935922887">
            <text:p>91.05</text:p>
          </table:table-cell>
          <table:table-cell table:number-columns-repeated="1019"/>
        </table:table-row>
        <table:table-row table:style-name="ro2">
          <table:table-cell office:value-type="float" office:value="2100">
            <text:p>2100</text:p>
          </table:table-cell>
          <table:table-cell office:value-type="float" office:value="2202185.56666667">
            <text:p>2202186</text:p>
          </table:table-cell>
          <table:table-cell office:value-type="float" office:value="1048.65979365079">
            <text:p>1048.66</text:p>
          </table:table-cell>
          <table:table-cell office:value-type="float" office:value="0.499361806500378">
            <text:p>0.499362</text:p>
          </table:table-cell>
          <table:table-cell office:value-type="float" office:value="95.0202335035722">
            <text:p>95.02</text:p>
          </table:table-cell>
          <table:table-cell table:number-columns-repeated="1019"/>
        </table:table-row>
        <table:table-row table:style-name="ro2">
          <table:table-cell office:value-type="float" office:value="2200">
            <text:p>2200</text:p>
          </table:table-cell>
          <table:table-cell office:value-type="float" office:value="2416495.46666667">
            <text:p>2416495</text:p>
          </table:table-cell>
          <table:table-cell office:value-type="float" office:value="1098.40703030303">
            <text:p>1098.41</text:p>
          </table:table-cell>
          <table:table-cell office:value-type="float" office:value="0.499275922865014">
            <text:p>0.499276</text:p>
          </table:table-cell>
          <table:table-cell office:value-type="float" office:value="98.9262864528163">
            <text:p>98.93</text:p>
          </table:table-cell>
          <table:table-cell table:number-columns-repeated="1019"/>
        </table:table-row>
        <table:table-row table:style-name="ro2">
          <table:table-cell office:value-type="float" office:value="2300">
            <text:p>2300</text:p>
          </table:table-cell>
          <table:table-cell office:value-type="float" office:value="2641934.6">
            <text:p>2641935</text:p>
          </table:table-cell>
          <table:table-cell office:value-type="float" office:value="1148.6672173913">
            <text:p>1148.67</text:p>
          </table:table-cell>
          <table:table-cell office:value-type="float" office:value="0.499420529300567">
            <text:p>0.499421</text:p>
          </table:table-cell>
          <table:table-cell office:value-type="float" office:value="102.858798908685">
            <text:p>102.86</text:p>
          </table:table-cell>
          <table:table-cell table:number-columns-repeated="1019"/>
        </table:table-row>
        <table:table-row table:style-name="ro2">
          <table:table-cell office:value-type="float" office:value="2400">
            <text:p>2400</text:p>
          </table:table-cell>
          <table:table-cell office:value-type="float" office:value="2876696.06666667">
            <text:p>2876696</text:p>
          </table:table-cell>
          <table:table-cell office:value-type="float" office:value="1198.62336111111">
            <text:p>1198.62</text:p>
          </table:table-cell>
          <table:table-cell office:value-type="float" office:value="0.499426400462963">
            <text:p>0.499426</text:p>
          </table:table-cell>
          <table:table-cell office:value-type="float" office:value="106.745276965388">
            <text:p>106.75</text:p>
          </table:table-cell>
          <table:table-cell table:number-columns-repeated="1019"/>
        </table:table-row>
        <table:table-row table:style-name="ro2">
          <table:table-cell office:value-type="float" office:value="2500">
            <text:p>2500</text:p>
          </table:table-cell>
          <table:table-cell office:value-type="float" office:value="3121766.56666667">
            <text:p>3121767</text:p>
          </table:table-cell>
          <table:table-cell office:value-type="float" office:value="1248.70662666667">
            <text:p>1248.71</text:p>
          </table:table-cell>
          <table:table-cell office:value-type="float" office:value="0.499482650666667">
            <text:p>0.499483</text:p>
          </table:table-cell>
          <table:table-cell office:value-type="float" office:value="110.625305170693">
            <text:p>110.63</text:p>
          </table:table-cell>
          <table:table-cell table:number-columns-repeated="1019"/>
        </table:table-row>
        <table:table-row table:style-name="ro2">
          <table:table-cell office:value-type="float" office:value="2600">
            <text:p>2600</text:p>
          </table:table-cell>
          <table:table-cell office:value-type="float" office:value="3375790.26666667">
            <text:p>3375790</text:p>
          </table:table-cell>
          <table:table-cell office:value-type="float" office:value="1298.38087179487">
            <text:p>1298.38</text:p>
          </table:table-cell>
          <table:table-cell office:value-type="float" office:value="0.499377258382643">
            <text:p>0.499377</text:p>
          </table:table-cell>
          <table:table-cell office:value-type="float" office:value="114.452309983283">
            <text:p>114.45</text:p>
          </table:table-cell>
          <table:table-cell table:number-columns-repeated="1019"/>
        </table:table-row>
        <table:table-row table:style-name="ro2">
          <table:table-cell office:value-type="float" office:value="2700">
            <text:p>2700</text:p>
          </table:table-cell>
          <table:table-cell office:value-type="float" office:value="3641154.86666667">
            <text:p>3641155</text:p>
          </table:table-cell>
          <table:table-cell office:value-type="float" office:value="1348.57587654321">
            <text:p>1348.58</text:p>
          </table:table-cell>
          <table:table-cell office:value-type="float" office:value="0.499472546867855">
            <text:p>0.499473</text:p>
          </table:table-cell>
          <table:table-cell office:value-type="float" office:value="118.309167482816">
            <text:p>118.31</text:p>
          </table:table-cell>
          <table:table-cell table:number-columns-repeated="1019"/>
        </table:table-row>
        <table:table-row table:style-name="ro2">
          <table:table-cell office:value-type="float" office:value="2800">
            <text:p>2800</text:p>
          </table:table-cell>
          <table:table-cell office:value-type="float" office:value="3916208.93333333">
            <text:p>3916209</text:p>
          </table:table-cell>
          <table:table-cell office:value-type="float" office:value="1398.64604761905">
            <text:p>1398.65</text:p>
          </table:table-cell>
          <table:table-cell office:value-type="float" office:value="0.499516445578231">
            <text:p>0.499516</text:p>
          </table:table-cell>
          <table:table-cell office:value-type="float" office:value="122.139574055521">
            <text:p>122.14</text:p>
          </table:table-cell>
          <table:table-cell table:number-columns-repeated="1019"/>
        </table:table-row>
        <table:table-row table:style-name="ro2">
          <table:table-cell office:value-type="float" office:value="2900">
            <text:p>2900</text:p>
          </table:table-cell>
          <table:table-cell office:value-type="float" office:value="4200745.8">
            <text:p>4200746</text:p>
          </table:table-cell>
          <table:table-cell office:value-type="float" office:value="1448.53303448276">
            <text:p>1448.53</text:p>
          </table:table-cell>
          <table:table-cell office:value-type="float" office:value="0.499494149821641">
            <text:p>0.499494</text:p>
          </table:table-cell>
          <table:table-cell office:value-type="float" office:value="125.939274847687">
            <text:p>125.94</text:p>
          </table:table-cell>
          <table:table-cell table:number-columns-repeated="1019"/>
        </table:table-row>
        <table:table-row table:style-name="ro2">
          <table:table-cell office:value-type="float" office:value="3000">
            <text:p>3000</text:p>
          </table:table-cell>
          <table:table-cell office:value-type="float" office:value="4495701.7">
            <text:p>4495702</text:p>
          </table:table-cell>
          <table:table-cell office:value-type="float" office:value="1498.56723333333">
            <text:p>1498.57</text:p>
          </table:table-cell>
          <table:table-cell office:value-type="float" office:value="0.499522411111111">
            <text:p>0.499522</text:p>
          </table:table-cell>
          <table:table-cell office:value-type="float" office:value="129.737692391429">
            <text:p>129.74</text:p>
          </table:table-cell>
          <table:table-cell table:number-columns-repeated="1019"/>
        </table:table-row>
        <table:table-row table:style-name="ro2">
          <table:table-cell office:value-type="float" office:value="3100">
            <text:p>3100</text:p>
          </table:table-cell>
          <table:table-cell office:value-type="float" office:value="4800981.33333333">
            <text:p>4800981</text:p>
          </table:table-cell>
          <table:table-cell office:value-type="float" office:value="1548.70365591398">
            <text:p>1548.70</text:p>
          </table:table-cell>
          <table:table-cell office:value-type="float" office:value="0.49958182448838">
            <text:p>0.499582</text:p>
          </table:table-cell>
          <table:table-cell office:value-type="float" office:value="133.531354155571">
            <text:p>133.53</text:p>
          </table:table-cell>
          <table:table-cell table:number-columns-repeated="1019"/>
        </table:table-row>
        <table:table-row table:style-name="ro2">
          <table:table-cell office:value-type="float" office:value="3200">
            <text:p>3200</text:p>
          </table:table-cell>
          <table:table-cell office:value-type="float" office:value="5115113.86666667">
            <text:p>5115114</text:p>
          </table:table-cell>
          <table:table-cell office:value-type="float" office:value="1598.47308333333">
            <text:p>1598.47</text:p>
          </table:table-cell>
          <table:table-cell office:value-type="float" office:value="0.499522838541667">
            <text:p>0.499523</text:p>
          </table:table-cell>
          <table:table-cell office:value-type="float" office:value="137.280386950937">
            <text:p>137.28</text:p>
          </table:table-cell>
          <table:table-cell table:number-columns-repeated="1019"/>
        </table:table-row>
        <table:table-row table:style-name="ro2">
          <table:table-cell office:value-type="float" office:value="3300">
            <text:p>3300</text:p>
          </table:table-cell>
          <table:table-cell office:value-type="float" office:value="5440497.3">
            <text:p>5440497</text:p>
          </table:table-cell>
          <table:table-cell office:value-type="float" office:value="1648.63554545455">
            <text:p>1648.64</text:p>
          </table:table-cell>
          <table:table-cell office:value-type="float" office:value="0.49958652892562">
            <text:p>0.499587</text:p>
          </table:table-cell>
          <table:table-cell office:value-type="float" office:value="141.050670703579">
            <text:p>141.05</text:p>
          </table:table-cell>
          <table:table-cell table:number-columns-repeated="1019"/>
        </table:table-row>
        <table:table-row table:style-name="ro2">
          <table:table-cell office:value-type="float" office:value="3400">
            <text:p>3400</text:p>
          </table:table-cell>
          <table:table-cell office:value-type="float" office:value="5775119.93333333">
            <text:p>5775120</text:p>
          </table:table-cell>
          <table:table-cell office:value-type="float" office:value="1698.56468627451">
            <text:p>1698.56</text:p>
          </table:table-cell>
          <table:table-cell office:value-type="float" office:value="0.499577848904268">
            <text:p>0.499578</text:p>
          </table:table-cell>
          <table:table-cell office:value-type="float" office:value="144.788892176781">
            <text:p>144.79</text:p>
          </table:table-cell>
          <table:table-cell table:number-columns-repeated="1019"/>
        </table:table-row>
        <table:table-row table:style-name="ro2">
          <table:table-cell office:value-type="float" office:value="3500">
            <text:p>3500</text:p>
          </table:table-cell>
          <table:table-cell office:value-type="float" office:value="6119218.76666667">
            <text:p>6119219</text:p>
          </table:table-cell>
          <table:table-cell office:value-type="float" office:value="1748.34821904762">
            <text:p>1748.35</text:p>
          </table:table-cell>
          <table:table-cell office:value-type="float" office:value="0.499528062585034">
            <text:p>0.499528</text:p>
          </table:table-cell>
          <table:table-cell office:value-type="float" office:value="148.503146726552">
            <text:p>148.50</text:p>
          </table:table-cell>
          <table:table-cell table:number-columns-repeated="1019"/>
        </table:table-row>
        <table:table-row table:style-name="ro2">
          <table:table-cell office:value-type="float" office:value="3600">
            <text:p>3600</text:p>
          </table:table-cell>
          <table:table-cell office:value-type="float" office:value="6474101.96666667">
            <text:p>6474102</text:p>
          </table:table-cell>
          <table:table-cell office:value-type="float" office:value="1798.36165740741">
            <text:p>1798.36</text:p>
          </table:table-cell>
          <table:table-cell office:value-type="float" office:value="0.499544904835391">
            <text:p>0.499545</text:p>
          </table:table-cell>
          <table:table-cell office:value-type="float" office:value="152.225746211078">
            <text:p>152.23</text:p>
          </table:table-cell>
          <table:table-cell table:number-columns-repeated="1019"/>
        </table:table-row>
        <table:table-row table:style-name="ro2">
          <table:table-cell office:value-type="float" office:value="3700">
            <text:p>3700</text:p>
          </table:table-cell>
          <table:table-cell office:value-type="float" office:value="6838990.43333333">
            <text:p>6838990</text:p>
          </table:table-cell>
          <table:table-cell office:value-type="float" office:value="1848.37579279279">
            <text:p>1848.38</text:p>
          </table:table-cell>
          <table:table-cell office:value-type="float" office:value="0.499561025079133">
            <text:p>0.499561</text:p>
          </table:table-cell>
          <table:table-cell office:value-type="float" office:value="155.937528177534">
            <text:p>155.94</text:p>
          </table:table-cell>
          <table:table-cell table:number-columns-repeated="1019"/>
        </table:table-row>
        <table:table-row table:style-name="ro2">
          <table:table-cell office:value-type="float" office:value="3800">
            <text:p>3800</text:p>
          </table:table-cell>
          <table:table-cell office:value-type="float" office:value="7213945.23333333">
            <text:p>7213945</text:p>
          </table:table-cell>
          <table:table-cell office:value-type="float" office:value="1898.40664035088">
            <text:p>1898.41</text:p>
          </table:table-cell>
          <table:table-cell office:value-type="float" office:value="0.499580694829178">
            <text:p>0.499581</text:p>
          </table:table-cell>
          <table:table-cell office:value-type="float" office:value="159.640192567336">
            <text:p>159.64</text:p>
          </table:table-cell>
          <table:table-cell table:number-columns-repeated="1019"/>
        </table:table-row>
        <table:table-row table:style-name="ro2">
          <table:table-cell office:value-type="float" office:value="3900">
            <text:p>3900</text:p>
          </table:table-cell>
          <table:table-cell office:value-type="float" office:value="7598996.5">
            <text:p>7598997</text:p>
          </table:table-cell>
          <table:table-cell office:value-type="float" office:value="1948.46064102564">
            <text:p>1948.46</text:p>
          </table:table-cell>
          <table:table-cell office:value-type="float" office:value="0.499605292570677">
            <text:p>0.499605</text:p>
          </table:table-cell>
          <table:table-cell office:value-type="float" office:value="163.334599208189">
            <text:p>163.33</text:p>
          </table:table-cell>
          <table:table-cell table:number-columns-repeated="1019"/>
        </table:table-row>
        <table:table-row table:style-name="ro2">
          <table:table-cell office:value-type="float" office:value="4000">
            <text:p>4000</text:p>
          </table:table-cell>
          <table:table-cell office:value-type="float" office:value="7992401.43333333">
            <text:p>7992401</text:p>
          </table:table-cell>
          <table:table-cell office:value-type="float" office:value="1998.10035833333">
            <text:p>1998.10</text:p>
          </table:table-cell>
          <table:table-cell office:value-type="float" office:value="0.499525089583333">
            <text:p>0.499525</text:p>
          </table:table-cell>
          <table:table-cell office:value-type="float" office:value="166.984487669106">
            <text:p>166.98</text:p>
          </table:table-cell>
          <table:table-cell table:number-columns-repeated="1019"/>
        </table:table-row>
        <table:table-row table:style-name="ro2">
          <table:table-cell office:value-type="float" office:value="4100">
            <text:p>4100</text:p>
          </table:table-cell>
          <table:table-cell office:value-type="float" office:value="8399318.53333333">
            <text:p>8399319</text:p>
          </table:table-cell>
          <table:table-cell office:value-type="float" office:value="2048.61427642276">
            <text:p>2048.61</text:p>
          </table:table-cell>
          <table:table-cell office:value-type="float" office:value="0.499662018639699">
            <text:p>0.499662</text:p>
          </table:table-cell>
          <table:table-cell office:value-type="float" office:value="170.697825058554">
            <text:p>170.70</text:p>
          </table:table-cell>
          <table:table-cell table:number-columns-repeated="1019"/>
        </table:table-row>
        <table:table-row table:style-name="ro2">
          <table:table-cell office:value-type="float" office:value="4200">
            <text:p>4200</text:p>
          </table:table-cell>
          <table:table-cell office:value-type="float" office:value="8813878.06666667">
            <text:p>8813878</text:p>
          </table:table-cell>
          <table:table-cell office:value-type="float" office:value="2098.5423968254">
            <text:p>2098.54</text:p>
          </table:table-cell>
          <table:table-cell office:value-type="float" office:value="0.499652951625095">
            <text:p>0.499653</text:p>
          </table:table-cell>
          <table:table-cell office:value-type="float" office:value="174.352951725178">
            <text:p>174.35</text:p>
          </table:table-cell>
          <table:table-cell table:number-columns-repeated="1019"/>
        </table:table-row>
        <table:table-row table:style-name="ro2">
          <table:table-cell office:value-type="float" office:value="4300">
            <text:p>4300</text:p>
          </table:table-cell>
          <table:table-cell office:value-type="float" office:value="9238052.53333333">
            <text:p>9238053</text:p>
          </table:table-cell>
          <table:table-cell office:value-type="float" office:value="2148.38431007752">
            <text:p>2148.38</text:p>
          </table:table-cell>
          <table:table-cell office:value-type="float" office:value="0.499624258157563">
            <text:p>0.499624</text:p>
          </table:table-cell>
          <table:table-cell office:value-type="float" office:value="177.99194556212">
            <text:p>177.99</text:p>
          </table:table-cell>
          <table:table-cell table:number-columns-repeated="1019"/>
        </table:table-row>
        <table:table-row table:style-name="ro2">
          <table:table-cell office:value-type="float" office:value="4400">
            <text:p>4400</text:p>
          </table:table-cell>
          <table:table-cell office:value-type="float" office:value="9674279.96666667">
            <text:p>9674280</text:p>
          </table:table-cell>
          <table:table-cell office:value-type="float" office:value="2198.69999242424">
            <text:p>2198.70</text:p>
          </table:table-cell>
          <table:table-cell office:value-type="float" office:value="0.499704543732782">
            <text:p>0.499705</text:p>
          </table:table-cell>
          <table:table-cell office:value-type="float" office:value="181.661382198654">
            <text:p>181.66</text:p>
          </table:table-cell>
          <table:table-cell table:number-columns-repeated="1019"/>
        </table:table-row>
        <table:table-row table:style-name="ro2">
          <table:table-cell office:value-type="float" office:value="4500">
            <text:p>4500</text:p>
          </table:table-cell>
          <table:table-cell office:value-type="float" office:value="10118009.5">
            <text:p>10118010</text:p>
          </table:table-cell>
          <table:table-cell office:value-type="float" office:value="2248.44655555556">
            <text:p>2248.45</text:p>
          </table:table-cell>
          <table:table-cell office:value-type="float" office:value="0.499654790123457">
            <text:p>0.499655</text:p>
          </table:table-cell>
          <table:table-cell office:value-type="float" office:value="185.275248652344">
            <text:p>185.28</text:p>
          </table:table-cell>
          <table:table-cell table:number-columns-repeated="1019"/>
        </table:table-row>
        <table:table-row table:style-name="ro2">
          <table:table-cell office:value-type="float" office:value="4600">
            <text:p>4600</text:p>
          </table:table-cell>
          <table:table-cell office:value-type="float" office:value="10573126.8">
            <text:p>10573127</text:p>
          </table:table-cell>
          <table:table-cell office:value-type="float" office:value="2298.50582608696">
            <text:p>2298.51</text:p>
          </table:table-cell>
          <table:table-cell office:value-type="float" office:value="0.499675179584121">
            <text:p>0.499675</text:p>
          </table:table-cell>
          <table:table-cell office:value-type="float" office:value="188.906619180699">
            <text:p>188.91</text:p>
          </table:table-cell>
          <table:table-cell table:number-columns-repeated="1019"/>
        </table:table-row>
        <table:table-row table:style-name="ro2">
          <table:table-cell office:value-type="float" office:value="4700">
            <text:p>4700</text:p>
          </table:table-cell>
          <table:table-cell office:value-type="float" office:value="11036180.0666667">
            <text:p>11036180</text:p>
          </table:table-cell>
          <table:table-cell office:value-type="float" office:value="2348.12341843972">
            <text:p>2348.12</text:p>
          </table:table-cell>
          <table:table-cell office:value-type="float" office:value="0.499600727327599">
            <text:p>0.499601</text:p>
          </table:table-cell>
          <table:table-cell office:value-type="float" office:value="192.493667058416">
            <text:p>192.49</text:p>
          </table:table-cell>
          <table:table-cell table:number-columns-repeated="1019"/>
        </table:table-row>
        <table:table-row table:style-name="ro2">
          <table:table-cell office:value-type="float" office:value="4800">
            <text:p>4800</text:p>
          </table:table-cell>
          <table:table-cell office:value-type="float" office:value="11513736.4333333">
            <text:p>11513736</text:p>
          </table:table-cell>
          <table:table-cell office:value-type="float" office:value="2398.69509027778">
            <text:p>2398.70</text:p>
          </table:table-cell>
          <table:table-cell office:value-type="float" office:value="0.49972814380787">
            <text:p>0.499728</text:p>
          </table:table-cell>
          <table:table-cell office:value-type="float" office:value="196.151006159084">
            <text:p>196.15</text:p>
          </table:table-cell>
          <table:table-cell table:number-columns-repeated="1019"/>
        </table:table-row>
        <table:table-row table:style-name="ro2">
          <table:table-cell office:value-type="float" office:value="4900">
            <text:p>4900</text:p>
          </table:table-cell>
          <table:table-cell office:value-type="float" office:value="11995714.4666667">
            <text:p>11995714</text:p>
          </table:table-cell>
          <table:table-cell office:value-type="float" office:value="2448.10499319728">
            <text:p>2448.10</text:p>
          </table:table-cell>
          <table:table-cell office:value-type="float" office:value="0.499613263917812">
            <text:p>0.499613</text:p>
          </table:table-cell>
          <table:table-cell office:value-type="float" office:value="199.705657776714">
            <text:p>199.71</text:p>
          </table:table-cell>
          <table:table-cell table:number-columns-repeated="1019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12492911.7666667">
            <text:p>12492912</text:p>
          </table:table-cell>
          <table:table-cell office:value-type="float" office:value="2498.58235333333">
            <text:p>2498.58</text:p>
          </table:table-cell>
          <table:table-cell office:value-type="float" office:value="0.499716470666667">
            <text:p>0.499716</text:p>
          </table:table-cell>
          <table:table-cell office:value-type="float" office:value="203.339911950718">
            <text:p>203.34</text:p>
          </table:table-cell>
          <table:table-cell table:number-columns-repeated="1019"/>
        </table:table-row>
        <table:table-row table:style-name="ro2">
          <table:table-cell office:value-type="float" office:value="5100">
            <text:p>5100</text:p>
          </table:table-cell>
          <table:table-cell office:value-type="float" office:value="12998237.5">
            <text:p>12998238</text:p>
          </table:table-cell>
          <table:table-cell office:value-type="float" office:value="2548.67401960784">
            <text:p>2548.67</text:p>
          </table:table-cell>
          <table:table-cell office:value-type="float" office:value="0.499740003844675">
            <text:p>0.499740</text:p>
          </table:table-cell>
          <table:table-cell office:value-type="float" office:value="206.935349199223">
            <text:p>206.94</text:p>
          </table:table-cell>
          <table:table-cell table:number-columns-repeated="1019"/>
        </table:table-row>
        <table:table-row table:style-name="ro2">
          <table:table-cell office:value-type="float" office:value="5200">
            <text:p>5200</text:p>
          </table:table-cell>
          <table:table-cell office:value-type="float" office:value="13513046.7">
            <text:p>13513047</text:p>
          </table:table-cell>
          <table:table-cell office:value-type="float" office:value="2598.66282692308">
            <text:p>2598.66</text:p>
          </table:table-cell>
          <table:table-cell office:value-type="float" office:value="0.499742851331361">
            <text:p>0.499743</text:p>
          </table:table-cell>
          <table:table-cell office:value-type="float" office:value="210.515273313942">
            <text:p>210.52</text:p>
          </table:table-cell>
          <table:table-cell table:number-columns-repeated="1019"/>
        </table:table-row>
        <table:table-row table:style-name="ro2">
          <table:table-cell office:value-type="float" office:value="5300">
            <text:p>5300</text:p>
          </table:table-cell>
          <table:table-cell office:value-type="float" office:value="14037091.9333333">
            <text:p>14037092</text:p>
          </table:table-cell>
          <table:table-cell office:value-type="float" office:value="2648.50791194969">
            <text:p>2648.51</text:p>
          </table:table-cell>
          <table:table-cell office:value-type="float" office:value="0.499718473952771">
            <text:p>0.499718</text:p>
          </table:table-cell>
          <table:table-cell office:value-type="float" office:value="214.076602584141">
            <text:p>214.08</text:p>
          </table:table-cell>
          <table:table-cell table:number-columns-repeated="1019"/>
        </table:table-row>
        <table:table-row table:style-name="ro2">
          <table:table-cell office:value-type="float" office:value="5400">
            <text:p>5400</text:p>
          </table:table-cell>
          <table:table-cell office:value-type="float" office:value="14570879.5">
            <text:p>14570880</text:p>
          </table:table-cell>
          <table:table-cell office:value-type="float" office:value="2698.31101851852">
            <text:p>2698.31</text:p>
          </table:table-cell>
          <table:table-cell office:value-type="float" office:value="0.499687225651577">
            <text:p>0.499687</text:p>
          </table:table-cell>
          <table:table-cell office:value-type="float" office:value="217.627776294222">
            <text:p>217.63</text:p>
          </table:table-cell>
          <table:table-cell table:number-columns-repeated="1019"/>
        </table:table-row>
        <table:table-row table:style-name="ro2">
          <table:table-cell office:value-type="float" office:value="5500">
            <text:p>5500</text:p>
          </table:table-cell>
          <table:table-cell office:value-type="float" office:value="15118028.0333333">
            <text:p>15118028</text:p>
          </table:table-cell>
          <table:table-cell office:value-type="float" office:value="2748.73236969697">
            <text:p>2748.73</text:p>
          </table:table-cell>
          <table:table-cell office:value-type="float" office:value="0.499769521763085">
            <text:p>0.499770</text:p>
          </table:table-cell>
          <table:table-cell office:value-type="float" office:value="221.222101176292">
            <text:p>221.22</text:p>
          </table:table-cell>
          <table:table-cell table:number-columns-repeated="1019"/>
        </table:table-row>
        <table:table-row table:style-name="ro2">
          <table:table-cell office:value-type="float" office:value="5600">
            <text:p>5600</text:p>
          </table:table-cell>
          <table:table-cell office:value-type="float" office:value="15670665.8666667">
            <text:p>15670666</text:p>
          </table:table-cell>
          <table:table-cell office:value-type="float" office:value="2798.33319047619">
            <text:p>2798.33</text:p>
          </table:table-cell>
          <table:table-cell office:value-type="float" office:value="0.499702355442177">
            <text:p>0.499702</text:p>
          </table:table-cell>
          <table:table-cell office:value-type="float" office:value="224.743855464546">
            <text:p>224.74</text:p>
          </table:table-cell>
          <table:table-cell table:number-columns-repeated="1019"/>
        </table:table-row>
        <table:table-row table:style-name="ro2">
          <table:table-cell office:value-type="float" office:value="5700">
            <text:p>5700</text:p>
          </table:table-cell>
          <table:table-cell office:value-type="float" office:value="16237559.2333333">
            <text:p>16237559</text:p>
          </table:table-cell>
          <table:table-cell office:value-type="float" office:value="2848.69460233918">
            <text:p>2848.69</text:p>
          </table:table-cell>
          <table:table-cell office:value-type="float" office:value="0.499770982866523">
            <text:p>0.499771</text:p>
          </table:table-cell>
          <table:table-cell office:value-type="float" office:value="228.320313307304">
            <text:p>228.32</text:p>
          </table:table-cell>
          <table:table-cell table:number-columns-repeated="1019"/>
        </table:table-row>
        <table:table-row table:style-name="ro2">
          <table:table-cell office:value-type="float" office:value="5800">
            <text:p>5800</text:p>
          </table:table-cell>
          <table:table-cell office:value-type="float" office:value="16811908.9666667">
            <text:p>16811909</text:p>
          </table:table-cell>
          <table:table-cell office:value-type="float" office:value="2898.60499425287">
            <text:p>2898.60</text:p>
          </table:table-cell>
          <table:table-cell office:value-type="float" office:value="0.499759481767737">
            <text:p>0.499759</text:p>
          </table:table-cell>
          <table:table-cell office:value-type="float" office:value="231.85432279932">
            <text:p>231.85</text:p>
          </table:table-cell>
          <table:table-cell table:number-columns-repeated="1019"/>
        </table:table-row>
        <table:table-row table:style-name="ro2">
          <table:table-cell office:value-type="float" office:value="5900">
            <text:p>5900</text:p>
          </table:table-cell>
          <table:table-cell office:value-type="float" office:value="17396864.1">
            <text:p>17396864</text:p>
          </table:table-cell>
          <table:table-cell office:value-type="float" office:value="2948.62103389831">
            <text:p>2948.62</text:p>
          </table:table-cell>
          <table:table-cell office:value-type="float" office:value="0.499766276931916">
            <text:p>0.499766</text:p>
          </table:table-cell>
          <table:table-cell office:value-type="float" office:value="235.390668821974">
            <text:p>235.39</text:p>
          </table:table-cell>
          <table:table-cell table:number-columns-repeated="1019"/>
        </table:table-row>
        <table:table-row table:style-name="ro2">
          <table:table-cell office:value-type="float" office:value="6000">
            <text:p>6000</text:p>
          </table:table-cell>
          <table:table-cell office:value-type="float" office:value="17990213.3333333">
            <text:p>17990213</text:p>
          </table:table-cell>
          <table:table-cell office:value-type="float" office:value="2998.36888888889">
            <text:p>2998.37</text:p>
          </table:table-cell>
          <table:table-cell office:value-type="float" office:value="0.499728148148148">
            <text:p>0.499728</text:p>
          </table:table-cell>
          <table:table-cell office:value-type="float" office:value="238.899640010332">
            <text:p>238.90</text:p>
          </table:table-cell>
          <table:table-cell table:number-columns-repeated="1019"/>
        </table:table-row>
        <table:table-row table:style-name="ro2">
          <table:table-cell office:value-type="float" office:value="6100">
            <text:p>6100</text:p>
          </table:table-cell>
          <table:table-cell office:value-type="float" office:value="18595306.1">
            <text:p>18595306</text:p>
          </table:table-cell>
          <table:table-cell office:value-type="float" office:value="3048.41083606557">
            <text:p>3048.41</text:p>
          </table:table-cell>
          <table:table-cell office:value-type="float" office:value="0.499739481322225">
            <text:p>0.499739</text:p>
          </table:table-cell>
          <table:table-cell office:value-type="float" office:value="242.426192897466">
            <text:p>242.43</text:p>
          </table:table-cell>
          <table:table-cell table:number-columns-repeated="1019"/>
        </table:table-row>
        <table:table-row table:style-name="ro2">
          <table:table-cell office:value-type="float" office:value="6200">
            <text:p>6200</text:p>
          </table:table-cell>
          <table:table-cell office:value-type="float" office:value="19210991.7666667">
            <text:p>19210992</text:p>
          </table:table-cell>
          <table:table-cell office:value-type="float" office:value="3098.54705913978">
            <text:p>3098.55</text:p>
          </table:table-cell>
          <table:table-cell office:value-type="float" office:value="0.499765654699965">
            <text:p>0.499766</text:p>
          </table:table-cell>
          <table:table-cell office:value-type="float" office:value="245.954448840409">
            <text:p>245.95</text:p>
          </table:table-cell>
          <table:table-cell table:number-columns-repeated="1019"/>
        </table:table-row>
        <table:table-row table:style-name="ro2">
          <table:table-cell office:value-type="float" office:value="6300">
            <text:p>6300</text:p>
          </table:table-cell>
          <table:table-cell office:value-type="float" office:value="19838032.7">
            <text:p>19838033</text:p>
          </table:table-cell>
          <table:table-cell office:value-type="float" office:value="3148.89407936508">
            <text:p>3148.89</text:p>
          </table:table-cell>
          <table:table-cell office:value-type="float" office:value="0.499824457042076">
            <text:p>0.499824</text:p>
          </table:table-cell>
          <table:table-cell office:value-type="float" office:value="249.493710479292">
            <text:p>249.49</text:p>
          </table:table-cell>
          <table:table-cell table:number-columns-repeated="1019"/>
        </table:table-row>
        <table:table-row table:style-name="ro2">
          <table:table-cell office:value-type="float" office:value="6400">
            <text:p>6400</text:p>
          </table:table-cell>
          <table:table-cell office:value-type="float" office:value="20470306.5333333">
            <text:p>20470307</text:p>
          </table:table-cell>
          <table:table-cell office:value-type="float" office:value="3198.48539583333">
            <text:p>3198.49</text:p>
          </table:table-cell>
          <table:table-cell office:value-type="float" office:value="0.499763343098958">
            <text:p>0.499763</text:p>
          </table:table-cell>
          <table:table-cell office:value-type="float" office:value="252.967555769892">
            <text:p>252.97</text:p>
          </table:table-cell>
          <table:table-cell table:number-columns-repeated="1019"/>
        </table:table-row>
        <table:table-row table:style-name="ro2">
          <table:table-cell office:value-type="float" office:value="6500">
            <text:p>6500</text:p>
          </table:table-cell>
          <table:table-cell office:value-type="float" office:value="21116156.8">
            <text:p>21116157</text:p>
          </table:table-cell>
          <table:table-cell office:value-type="float" office:value="3248.63950769231">
            <text:p>3248.64</text:p>
          </table:table-cell>
          <table:table-cell office:value-type="float" office:value="0.499790693491124">
            <text:p>0.499791</text:p>
          </table:table-cell>
          <table:table-cell office:value-type="float" office:value="256.480503342855">
            <text:p>256.48</text:p>
          </table:table-cell>
          <table:table-cell table:number-columns-repeated="1019"/>
        </table:table-row>
        <table:table-row table:style-name="ro2">
          <table:table-cell office:value-type="float" office:value="6600">
            <text:p>6600</text:p>
          </table:table-cell>
          <table:table-cell office:value-type="float" office:value="21770424.3">
            <text:p>21770424</text:p>
          </table:table-cell>
          <table:table-cell office:value-type="float" office:value="3298.54913636364">
            <text:p>3298.55</text:p>
          </table:table-cell>
          <table:table-cell office:value-type="float" office:value="0.499780172176309">
            <text:p>0.499780</text:p>
          </table:table-cell>
          <table:table-cell office:value-type="float" office:value="259.968794435691">
            <text:p>259.97</text:p>
          </table:table-cell>
          <table:table-cell table:number-columns-repeated="1019"/>
        </table:table-row>
        <table:table-row table:style-name="ro2">
          <table:table-cell office:value-type="float" office:value="6700">
            <text:p>6700</text:p>
          </table:table-cell>
          <table:table-cell office:value-type="float" office:value="22435494.4">
            <text:p>22435494</text:p>
          </table:table-cell>
          <table:table-cell office:value-type="float" office:value="3348.58125373134">
            <text:p>3348.58</text:p>
          </table:table-cell>
          <table:table-cell office:value-type="float" office:value="0.499788246825574">
            <text:p>0.499788</text:p>
          </table:table-cell>
          <table:table-cell office:value-type="float" office:value="263.461498342811">
            <text:p>263.46</text:p>
          </table:table-cell>
          <table:table-cell table:number-columns-repeated="1019"/>
        </table:table-row>
        <table:table-row table:style-name="ro2">
          <table:table-cell office:value-type="float" office:value="6800">
            <text:p>6800</text:p>
          </table:table-cell>
          <table:table-cell office:value-type="float" office:value="23111587.5">
            <text:p>23111588</text:p>
          </table:table-cell>
          <table:table-cell office:value-type="float" office:value="3398.76286764706">
            <text:p>3398.76</text:p>
          </table:table-cell>
          <table:table-cell office:value-type="float" office:value="0.499818068771626">
            <text:p>0.499818</text:p>
          </table:table-cell>
          <table:table-cell office:value-type="float" office:value="266.960780683021">
            <text:p>266.96</text:p>
          </table:table-cell>
          <table:table-cell table:number-columns-repeated="1019"/>
        </table:table-row>
        <table:table-row table:style-name="ro2">
          <table:table-cell office:value-type="float" office:value="6900">
            <text:p>6900</text:p>
          </table:table-cell>
          <table:table-cell office:value-type="float" office:value="23796579.7333333">
            <text:p>23796580</text:p>
          </table:table-cell>
          <table:table-cell office:value-type="float" office:value="3448.77967149758">
            <text:p>3448.78</text:p>
          </table:table-cell>
          <table:table-cell office:value-type="float" office:value="0.499823140796751">
            <text:p>0.499823</text:p>
          </table:table-cell>
          <table:table-cell office:value-type="float" office:value="270.442027028877">
            <text:p>270.44</text:p>
          </table:table-cell>
          <table:table-cell table:number-columns-repeated="1019"/>
        </table:table-row>
        <table:table-row table:style-name="ro2">
          <table:table-cell office:value-type="float" office:value="7000">
            <text:p>7000</text:p>
          </table:table-cell>
          <table:table-cell office:value-type="float" office:value="24489389.5666667">
            <text:p>24489390</text:p>
          </table:table-cell>
          <table:table-cell office:value-type="float" office:value="3498.48422380952">
            <text:p>3498.48</text:p>
          </table:table-cell>
          <table:table-cell office:value-type="float" office:value="0.499783460544218">
            <text:p>0.499783</text:p>
          </table:table-cell>
          <table:table-cell office:value-type="float" office:value="273.893846077325">
            <text:p>273.89</text:p>
          </table:table-cell>
          <table:table-cell table:number-columns-repeated="1019"/>
        </table:table-row>
        <table:table-row table:style-name="ro2">
          <table:table-cell office:value-type="float" office:value="7100">
            <text:p>7100</text:p>
          </table:table-cell>
          <table:table-cell office:value-type="float" office:value="25194093.8333333">
            <text:p>25194094</text:p>
          </table:table-cell>
          <table:table-cell office:value-type="float" office:value="3548.46392018779">
            <text:p>3548.46</text:p>
          </table:table-cell>
          <table:table-cell office:value-type="float" office:value="0.499783650730675">
            <text:p>0.499784</text:p>
          </table:table-cell>
          <table:table-cell office:value-type="float" office:value="277.362353232731">
            <text:p>277.36</text:p>
          </table:table-cell>
          <table:table-cell table:number-columns-repeated="1019"/>
        </table:table-row>
        <table:table-row table:style-name="ro2">
          <table:table-cell office:value-type="float" office:value="7200">
            <text:p>7200</text:p>
          </table:table-cell>
          <table:table-cell office:value-type="float" office:value="25909064.7666667">
            <text:p>25909065</text:p>
          </table:table-cell>
          <table:table-cell office:value-type="float" office:value="3598.48121759259">
            <text:p>3598.48</text:p>
          </table:table-cell>
          <table:table-cell office:value-type="float" office:value="0.499789057998971">
            <text:p>0.499789</text:p>
          </table:table-cell>
          <table:table-cell office:value-type="float" office:value="280.828989030896">
            <text:p>280.83</text:p>
          </table:table-cell>
          <table:table-cell table:number-columns-repeated="1019"/>
        </table:table-row>
        <table:table-row table:style-name="ro2">
          <table:table-cell office:value-type="float" office:value="7300">
            <text:p>7300</text:p>
          </table:table-cell>
          <table:table-cell office:value-type="float" office:value="26635594.7">
            <text:p>26635595</text:p>
          </table:table-cell>
          <table:table-cell office:value-type="float" office:value="3648.71160273973">
            <text:p>3648.71</text:p>
          </table:table-cell>
          <table:table-cell office:value-type="float" office:value="0.49982350722462">
            <text:p>0.499824</text:p>
          </table:table-cell>
          <table:table-cell office:value-type="float" office:value="284.307493243682">
            <text:p>284.31</text:p>
          </table:table-cell>
          <table:table-cell table:number-columns-repeated="1019"/>
        </table:table-row>
        <table:table-row table:style-name="ro2">
          <table:table-cell office:value-type="float" office:value="7400">
            <text:p>7400</text:p>
          </table:table-cell>
          <table:table-cell office:value-type="float" office:value="27368941">
            <text:p>27368941</text:p>
          </table:table-cell>
          <table:table-cell office:value-type="float" office:value="3698.50554054054">
            <text:p>3698.51</text:p>
          </table:table-cell>
          <table:table-cell office:value-type="float" office:value="0.499798046018992">
            <text:p>0.499798</text:p>
          </table:table-cell>
          <table:table-cell office:value-type="float" office:value="287.747332669324">
            <text:p>287.75</text:p>
          </table:table-cell>
          <table:table-cell table:number-columns-repeated="1019"/>
        </table:table-row>
        <table:table-row table:style-name="ro2">
          <table:table-cell office:value-type="float" office:value="7500">
            <text:p>7500</text:p>
          </table:table-cell>
          <table:table-cell office:value-type="float" office:value="28112778.9333333">
            <text:p>28112779</text:p>
          </table:table-cell>
          <table:table-cell office:value-type="float" office:value="3748.37052444444">
            <text:p>3748.37</text:p>
          </table:table-cell>
          <table:table-cell office:value-type="float" office:value="0.499782736592593">
            <text:p>0.499783</text:p>
          </table:table-cell>
          <table:table-cell office:value-type="float" office:value="291.188160915134">
            <text:p>291.19</text:p>
          </table:table-cell>
          <table:table-cell table:number-columns-repeated="1019"/>
        </table:table-row>
        <table:table-row table:style-name="ro2">
          <table:table-cell office:value-type="float" office:value="7600">
            <text:p>7600</text:p>
          </table:table-cell>
          <table:table-cell office:value-type="float" office:value="28866790.0666667">
            <text:p>28866790</text:p>
          </table:table-cell>
          <table:table-cell office:value-type="float" office:value="3798.26185087719">
            <text:p>3798.26</text:p>
          </table:table-cell>
          <table:table-cell office:value-type="float" office:value="0.499771296168052">
            <text:p>0.499771</text:p>
          </table:table-cell>
          <table:table-cell office:value-type="float" office:value="294.626557373049">
            <text:p>294.63</text:p>
          </table:table-cell>
          <table:table-cell table:number-columns-repeated="1019"/>
        </table:table-row>
        <table:table-row table:style-name="ro2">
          <table:table-cell office:value-type="float" office:value="7700">
            <text:p>7700</text:p>
          </table:table-cell>
          <table:table-cell office:value-type="float" office:value="29634948.6666667">
            <text:p>29634949</text:p>
          </table:table-cell>
          <table:table-cell office:value-type="float" office:value="3848.69463203463">
            <text:p>3848.69</text:p>
          </table:table-cell>
          <table:table-cell office:value-type="float" office:value="0.499830471692809">
            <text:p>0.499830</text:p>
          </table:table-cell>
          <table:table-cell office:value-type="float" office:value="298.102481215096">
            <text:p>298.10</text:p>
          </table:table-cell>
          <table:table-cell table:number-columns-repeated="1019"/>
        </table:table-row>
        <table:table-row table:style-name="ro2">
          <table:table-cell office:value-type="float" office:value="7800">
            <text:p>7800</text:p>
          </table:table-cell>
          <table:table-cell office:value-type="float" office:value="30409789.5">
            <text:p>30409790</text:p>
          </table:table-cell>
          <table:table-cell office:value-type="float" office:value="3898.69096153846">
            <text:p>3898.69</text:p>
          </table:table-cell>
          <table:table-cell office:value-type="float" office:value="0.499832174556213">
            <text:p>0.499832</text:p>
          </table:table-cell>
          <table:table-cell office:value-type="float" office:value="301.540184155811">
            <text:p>301.54</text:p>
          </table:table-cell>
          <table:table-cell table:number-columns-repeated="1019"/>
        </table:table-row>
        <table:table-row table:style-name="ro2">
          <table:table-cell office:value-type="float" office:value="7900">
            <text:p>7900</text:p>
          </table:table-cell>
          <table:table-cell office:value-type="float" office:value="31193607.0333333">
            <text:p>31193607</text:p>
          </table:table-cell>
          <table:table-cell office:value-type="float" office:value="3948.55785232068">
            <text:p>3948.56</text:p>
          </table:table-cell>
          <table:table-cell office:value-type="float" office:value="0.499817449660845">
            <text:p>0.499817</text:p>
          </table:table-cell>
          <table:table-cell office:value-type="float" office:value="304.963590749656">
            <text:p>304.96</text:p>
          </table:table-cell>
          <table:table-cell table:number-columns-repeated="1019"/>
        </table:table-row>
        <table:table-row table:style-name="ro2">
          <table:table-cell office:value-type="float" office:value="8000">
            <text:p>8000</text:p>
          </table:table-cell>
          <table:table-cell office:value-type="float" office:value="31986546.8">
            <text:p>31986547</text:p>
          </table:table-cell>
          <table:table-cell office:value-type="float" office:value="3998.31835">
            <text:p>3998.32</text:p>
          </table:table-cell>
          <table:table-cell office:value-type="float" office:value="0.49978979375">
            <text:p>0.499790</text:p>
          </table:table-cell>
          <table:table-cell office:value-type="float" office:value="308.374585155626">
            <text:p>308.37</text:p>
          </table:table-cell>
          <table:table-cell table:number-columns-repeated="1019"/>
        </table:table-row>
        <table:table-row table:style-name="ro2">
          <table:table-cell office:value-type="float" office:value="8100">
            <text:p>8100</text:p>
          </table:table-cell>
          <table:table-cell office:value-type="float" office:value="32791576.0333333">
            <text:p>32791576</text:p>
          </table:table-cell>
          <table:table-cell office:value-type="float" office:value="4048.34272016461">
            <text:p>4048.34</text:p>
          </table:table-cell>
          <table:table-cell office:value-type="float" office:value="0.499795397551186">
            <text:p>0.499795</text:p>
          </table:table-cell>
          <table:table-cell office:value-type="float" office:value="311.801781409182">
            <text:p>311.80</text:p>
          </table:table-cell>
          <table:table-cell table:number-columns-repeated="1019"/>
        </table:table-row>
        <table:table-row table:style-name="ro2">
          <table:table-cell office:value-type="float" office:value="8200">
            <text:p>8200</text:p>
          </table:table-cell>
          <table:table-cell office:value-type="float" office:value="33607374.9666667">
            <text:p>33607375</text:p>
          </table:table-cell>
          <table:table-cell office:value-type="float" office:value="4098.46036178862">
            <text:p>4098.46</text:p>
          </table:table-cell>
          <table:table-cell office:value-type="float" office:value="0.499812239242514">
            <text:p>0.499812</text:p>
          </table:table-cell>
          <table:table-cell office:value-type="float" office:value="315.232034908048">
            <text:p>315.23</text:p>
          </table:table-cell>
          <table:table-cell table:number-columns-repeated="1019"/>
        </table:table-row>
        <table:table-row table:style-name="ro2">
          <table:table-cell office:value-type="float" office:value="8300">
            <text:p>8300</text:p>
          </table:table-cell>
          <table:table-cell office:value-type="float" office:value="34432060.5333333">
            <text:p>34432061</text:p>
          </table:table-cell>
          <table:table-cell office:value-type="float" office:value="4148.44102811245">
            <text:p>4148.44</text:p>
          </table:table-cell>
          <table:table-cell office:value-type="float" office:value="0.499812172061741">
            <text:p>0.499812</text:p>
          </table:table-cell>
          <table:table-cell office:value-type="float" office:value="318.647690928721">
            <text:p>318.65</text:p>
          </table:table-cell>
          <table:table-cell table:number-columns-repeated="1019"/>
        </table:table-row>
        <table:table-row table:style-name="ro2">
          <table:table-cell office:value-type="float" office:value="8400">
            <text:p>8400</text:p>
          </table:table-cell>
          <table:table-cell office:value-type="float" office:value="35267482.4333333">
            <text:p>35267482</text:p>
          </table:table-cell>
          <table:table-cell office:value-type="float" office:value="4198.50981349206">
            <text:p>4198.51</text:p>
          </table:table-cell>
          <table:table-cell office:value-type="float" office:value="0.499822596844293">
            <text:p>0.499823</text:p>
          </table:table-cell>
          <table:table-cell office:value-type="float" office:value="322.066116812759">
            <text:p>322.07</text:p>
          </table:table-cell>
          <table:table-cell table:number-columns-repeated="1019"/>
        </table:table-row>
        <table:table-row table:style-name="ro2">
          <table:table-cell office:value-type="float" office:value="8500">
            <text:p>8500</text:p>
          </table:table-cell>
          <table:table-cell office:value-type="float" office:value="36114472.3333333">
            <text:p>36114472</text:p>
          </table:table-cell>
          <table:table-cell office:value-type="float" office:value="4248.76145098039">
            <text:p>4248.76</text:p>
          </table:table-cell>
          <table:table-cell office:value-type="float" office:value="0.499854288350634">
            <text:p>0.499854</text:p>
          </table:table-cell>
          <table:table-cell office:value-type="float" office:value="325.494599925718">
            <text:p>325.49</text:p>
          </table:table-cell>
          <table:table-cell table:number-columns-repeated="1019"/>
        </table:table-row>
        <table:table-row table:style-name="ro2">
          <table:table-cell office:value-type="float" office:value="8600">
            <text:p>8600</text:p>
          </table:table-cell>
          <table:table-cell office:value-type="float" office:value="36966826.5666667">
            <text:p>36966827</text:p>
          </table:table-cell>
          <table:table-cell office:value-type="float" office:value="4298.46820542636">
            <text:p>4298.47</text:p>
          </table:table-cell>
          <table:table-cell office:value-type="float" office:value="0.499821884351902">
            <text:p>0.499822</text:p>
          </table:table-cell>
          <table:table-cell office:value-type="float" office:value="328.877462089806">
            <text:p>328.88</text:p>
          </table:table-cell>
          <table:table-cell table:number-columns-repeated="1019"/>
        </table:table-row>
        <table:table-row table:style-name="ro2">
          <table:table-cell office:value-type="float" office:value="8700">
            <text:p>8700</text:p>
          </table:table-cell>
          <table:table-cell office:value-type="float" office:value="37833193.3666667">
            <text:p>37833193</text:p>
          </table:table-cell>
          <table:table-cell office:value-type="float" office:value="4348.64291570881">
            <text:p>4348.64</text:p>
          </table:table-cell>
          <table:table-cell office:value-type="float" office:value="0.499844013299864">
            <text:p>0.499844</text:p>
          </table:table-cell>
          <table:table-cell office:value-type="float" office:value="332.292311349889">
            <text:p>332.29</text:p>
          </table:table-cell>
          <table:table-cell table:number-columns-repeated="1019"/>
        </table:table-row>
        <table:table-row table:style-name="ro2">
          <table:table-cell office:value-type="float" office:value="8800">
            <text:p>8800</text:p>
          </table:table-cell>
          <table:table-cell office:value-type="float" office:value="38707500.2">
            <text:p>38707500</text:p>
          </table:table-cell>
          <table:table-cell office:value-type="float" office:value="4398.57956818182">
            <text:p>4398.58</text:p>
          </table:table-cell>
          <table:table-cell office:value-type="float" office:value="0.499838587293388">
            <text:p>0.499839</text:p>
          </table:table-cell>
          <table:table-cell office:value-type="float" office:value="335.685183176548">
            <text:p>335.69</text:p>
          </table:table-cell>
          <table:table-cell table:number-columns-repeated="1019"/>
        </table:table-row>
        <table:table-row table:style-name="ro2">
          <table:table-cell office:value-type="float" office:value="8900">
            <text:p>8900</text:p>
          </table:table-cell>
          <table:table-cell office:value-type="float" office:value="39591438.5333333">
            <text:p>39591439</text:p>
          </table:table-cell>
          <table:table-cell office:value-type="float" office:value="4448.47623970037">
            <text:p>4448.48</text:p>
          </table:table-cell>
          <table:table-cell office:value-type="float" office:value="0.49982879097757">
            <text:p>0.499829</text:p>
          </table:table-cell>
          <table:table-cell office:value-type="float" office:value="339.071294781024">
            <text:p>339.07</text:p>
          </table:table-cell>
          <table:table-cell table:number-columns-repeated="1019"/>
        </table:table-row>
        <table:table-row table:style-name="ro2">
          <table:table-cell office:value-type="float" office:value="9000">
            <text:p>9000</text:p>
          </table:table-cell>
          <table:table-cell office:value-type="float" office:value="40486257.3">
            <text:p>40486257</text:p>
          </table:table-cell>
          <table:table-cell office:value-type="float" office:value="4498.47303333333">
            <text:p>4498.47</text:p>
          </table:table-cell>
          <table:table-cell office:value-type="float" office:value="0.499830337037037">
            <text:p>0.499830</text:p>
          </table:table-cell>
          <table:table-cell office:value-type="float" office:value="342.461372686745">
            <text:p>342.46</text:p>
          </table:table-cell>
          <table:table-cell table:number-columns-repeated="1019"/>
        </table:table-row>
        <table:table-row table:style-name="ro2">
          <table:table-cell office:value-type="float" office:value="9100">
            <text:p>9100</text:p>
          </table:table-cell>
          <table:table-cell office:value-type="float" office:value="41390221.1666667">
            <text:p>41390221</text:p>
          </table:table-cell>
          <table:table-cell office:value-type="float" office:value="4548.37595238095">
            <text:p>4548.38</text:p>
          </table:table-cell>
          <table:table-cell office:value-type="float" office:value="0.499821533228676">
            <text:p>0.499822</text:p>
          </table:table-cell>
          <table:table-cell office:value-type="float" office:value="345.84068655586">
            <text:p>345.84</text:p>
          </table:table-cell>
          <table:table-cell table:number-columns-repeated="1019"/>
        </table:table-row>
        <table:table-row table:style-name="ro2">
          <table:table-cell office:value-type="float" office:value="9200">
            <text:p>9200</text:p>
          </table:table-cell>
          <table:table-cell office:value-type="float" office:value="42305672.7666667">
            <text:p>42305673</text:p>
          </table:table-cell>
          <table:table-cell office:value-type="float" office:value="4598.44269202899">
            <text:p>4598.44</text:p>
          </table:table-cell>
          <table:table-cell office:value-type="float" office:value="0.499830727394455">
            <text:p>0.499831</text:p>
          </table:table-cell>
          <table:table-cell office:value-type="float" office:value="349.22888003558">
            <text:p>349.23</text:p>
          </table:table-cell>
          <table:table-cell table:number-columns-repeated="1019"/>
        </table:table-row>
        <table:table-row table:style-name="ro2">
          <table:table-cell office:value-type="float" office:value="9300">
            <text:p>9300</text:p>
          </table:table-cell>
          <table:table-cell office:value-type="float" office:value="43231649.0333333">
            <text:p>43231649</text:p>
          </table:table-cell>
          <table:table-cell office:value-type="float" office:value="4648.56441218638">
            <text:p>4648.56</text:p>
          </table:table-cell>
          <table:table-cell office:value-type="float" office:value="0.499845635718966">
            <text:p>0.499846</text:p>
          </table:table-cell>
          <table:table-cell office:value-type="float" office:value="352.617698749118">
            <text:p>352.62</text:p>
          </table:table-cell>
          <table:table-cell table:number-columns-repeated="1019"/>
        </table:table-row>
        <table:table-row table:style-name="ro2">
          <table:table-cell office:value-type="float" office:value="9400">
            <text:p>9400</text:p>
          </table:table-cell>
          <table:table-cell office:value-type="float" office:value="44163248.4333333">
            <text:p>44163248</text:p>
          </table:table-cell>
          <table:table-cell office:value-type="float" office:value="4698.21791843972">
            <text:p>4698.22</text:p>
          </table:table-cell>
          <table:table-cell office:value-type="float" office:value="0.499810416855289">
            <text:p>0.499810</text:p>
          </table:table-cell>
          <table:table-cell office:value-type="float" office:value="355.967532817996">
            <text:p>355.97</text:p>
          </table:table-cell>
          <table:table-cell table:number-columns-repeated="1019"/>
        </table:table-row>
        <table:table-row table:style-name="ro2">
          <table:table-cell office:value-type="float" office:value="9500">
            <text:p>9500</text:p>
          </table:table-cell>
          <table:table-cell office:value-type="float" office:value="45108185.3333333">
            <text:p>45108185</text:p>
          </table:table-cell>
          <table:table-cell office:value-type="float" office:value="4748.23003508772">
            <text:p>4748.23</text:p>
          </table:table-cell>
          <table:table-cell office:value-type="float" office:value="0.499813687903971">
            <text:p>0.499814</text:p>
          </table:table-cell>
          <table:table-cell office:value-type="float" office:value="359.341122890877">
            <text:p>359.34</text:p>
          </table:table-cell>
          <table:table-cell table:number-columns-repeated="1019"/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46066263.9666667">
            <text:p>46066264</text:p>
          </table:table-cell>
          <table:table-cell office:value-type="float" office:value="4798.56916319444">
            <text:p>4798.57</text:p>
          </table:table-cell>
          <table:table-cell office:value-type="float" office:value="0.499850954499421">
            <text:p>0.499851</text:p>
          </table:table-cell>
          <table:table-cell office:value-type="float" office:value="362.736029230027">
            <text:p>362.74</text:p>
          </table:table-cell>
          <table:table-cell table:number-columns-repeated="1019"/>
        </table:table-row>
        <table:table-row table:style-name="ro2">
          <table:table-cell office:value-type="float" office:value="9700">
            <text:p>9700</text:p>
          </table:table-cell>
          <table:table-cell office:value-type="float" office:value="47032202.9666667">
            <text:p>47032203</text:p>
          </table:table-cell>
          <table:table-cell office:value-type="float" office:value="4848.68071821306">
            <text:p>4848.68</text:p>
          </table:table-cell>
          <table:table-cell office:value-type="float" office:value="0.499863991568357">
            <text:p>0.499864</text:p>
          </table:table-cell>
          <table:table-cell office:value-type="float" office:value="366.110335095054">
            <text:p>366.11</text:p>
          </table:table-cell>
          <table:table-cell table:number-columns-repeated="1019"/>
        </table:table-row>
        <table:table-row table:style-name="ro2">
          <table:table-cell office:value-type="float" office:value="9800">
            <text:p>9800</text:p>
          </table:table-cell>
          <table:table-cell office:value-type="float" office:value="48005477.9">
            <text:p>48005478</text:p>
          </table:table-cell>
          <table:table-cell office:value-type="float" office:value="4898.51815306122">
            <text:p>4898.52</text:p>
          </table:table-cell>
          <table:table-cell office:value-type="float" office:value="0.499848791128696">
            <text:p>0.499849</text:p>
          </table:table-cell>
          <table:table-cell office:value-type="float" office:value="369.460629493433">
            <text:p>369.46</text:p>
          </table:table-cell>
          <table:table-cell table:number-columns-repeated="1019"/>
        </table:table-row>
        <table:table-row table:style-name="ro2">
          <table:table-cell office:value-type="float" office:value="9900">
            <text:p>9900</text:p>
          </table:table-cell>
          <table:table-cell office:value-type="float" office:value="48992232">
            <text:p>48992232</text:p>
          </table:table-cell>
          <table:table-cell office:value-type="float" office:value="4948.7103030303">
            <text:p>4948.71</text:p>
          </table:table-cell>
          <table:table-cell office:value-type="float" office:value="0.499869727578818">
            <text:p>0.499870</text:p>
          </table:table-cell>
          <table:table-cell office:value-type="float" office:value="372.834397664164">
            <text:p>372.83</text:p>
          </table:table-cell>
          <table:table-cell table:number-columns-repeated="1019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49986491.3333333">
            <text:p>49986491</text:p>
          </table:table-cell>
          <table:table-cell office:value-type="float" office:value="4998.64913333333">
            <text:p>4998.65</text:p>
          </table:table-cell>
          <table:table-cell office:value-type="float" office:value="0.499864913333333">
            <text:p>0.499865</text:p>
          </table:table-cell>
          <table:table-cell office:value-type="float" office:value="376.185831733274">
            <text:p>376.19</text:p>
          </table:table-cell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1" number:min-integer-digits="1"/>
    </number:number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7">09/07/2014</text:date>, <text:time>10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07T10:57:03</dc:date>
    <dc:creator>Frederico  Castro</dc:creator>
    <meta:generator>OpenOffice/4.1.1$Unix OpenOffice.org_project/411m6$Build-9775</meta:generator>
    <meta:editing-duration>PT1M29S</meta:editing-duration>
    <meta:editing-cycles>4</meta:editing-cycles>
    <meta:document-statistic meta:table-count="1" meta:cell-count="460" meta:object-count="0"/>
  </office:meta>
</office:document-meta>
</file>